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ibliography">
      <style:text-properties officeooo:rsid="000a3e9b" officeooo:paragraph-rsid="000a3e9b"/>
    </style:style>
    <style:style style:name="P2" style:family="paragraph" style:parent-style-name="Bibliography">
      <style:text-properties officeooo:paragraph-rsid="000a3e9b"/>
    </style:style>
    <style:style style:name="T1" style:family="text">
      <style:text-properties fo:font-style="italic" style:font-style-asian="italic" style:font-style-complex="italic"/>
    </style:style>
    <style:style style:name="T2" style:family="text">
      <style:text-properties fo:language="de" fo:country="AT"/>
    </style:style>
    <style:style style:name="T3" style:family="text">
      <style:text-properties fo:language="de" fo:country="AT" fo:font-style="italic" style:font-style-asian="italic" style:font-style-complex="italic"/>
    </style:style>
    <style:style style:name="T4" style:family="text">
      <style:text-properties fo:language="de" fo:country="DE"/>
    </style:style>
    <style:style style:name="T5" style:family="text">
      <style:text-properties fo:language="en" fo:country="GB"/>
    </style:style>
    <style:style style:name="T6" style:family="text">
      <style:text-properties fo:language="en" fo:country="GB"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tab/>Hedenborg S, Fredman P, Hansen AS, Wolf-Watz D. Outdoorification of sports and recreation: a leisure transformation under the COVID-19 pandemic in Sweden. <text:span text:style-name="T1">https://doiorg/101080/1174539820222101497</text:span> (2022) doi: <text:a xlink:type="simple" xlink:href="https://doi.org/10.1080/11745398.2022.2101497" text:style-name="Internet_20_link" text:visited-style-name="Visited_20_Internet_20_Link"><text:span text:style-name="Internet_20_link">10.1080/11745398.2022.2101497</text:span></text:a></text:p>
      <text:p text:style-name="P2">2. <text:tab/>Ower C, Kemmler G, Vill T, Martini C, Schmitt A, Sperner-Unterweger B, Hüfner K. The effect of physical activity in an alpine environment on quality of life is mediated by resilience in patients with psychosomatic disorders and healthy controls. <text:span text:style-name="T1">European Archives of Psychiatry and Clinical Neuroscience</text:span> (2019) 269:543. doi: <text:a xlink:type="simple" xlink:href="https://doi.org/10.1007/S00406-018-0930-2" text:style-name="Internet_20_link" text:visited-style-name="Visited_20_Internet_20_Link"><text:span text:style-name="Internet_20_link">10.1007/S00406-018-0930-2</text:span></text:a></text:p>
      <text:p text:style-name="P2">3. <text:tab/>Niedermeier M, Hartl A, Kopp M. Prevalence of Mental Health Problems and Factors Associated with Psychological Distress in Mountain Exercisers: A Cross-Sectional Study in Austria. <text:span text:style-name="T1">Frontiers in psychology</text:span> (2017) 8: doi: <text:a xlink:type="simple" xlink:href="https://doi.org/10.3389/FPSYG.2017.01237" text:style-name="Internet_20_link" text:visited-style-name="Visited_20_Internet_20_Link"><text:span text:style-name="Internet_20_link">10.3389/FPSYG.2017.01237</text:span></text:a></text:p>
      <text:p text:style-name="P2">4. <text:tab/>Niedermeier M, Einwanger J, Hartl A, Kopp M. Affective responses in mountain hiking-A randomized crossover trial focusing on differences between indoor and outdoor activity. <text:span text:style-name="T1">PloS one</text:span> (2017) 12: doi: <text:a xlink:type="simple" xlink:href="https://doi.org/10.1371/JOURNAL.PONE.0177719" text:style-name="Internet_20_link" text:visited-style-name="Visited_20_Internet_20_Link"><text:span text:style-name="Internet_20_link">10.1371/JOURNAL.PONE.0177719</text:span></text:a></text:p>
      <text:p text:style-name="P2">5. <text:tab/>Faulhaber M, Pocecco E, Niedermeier M, Ruedl G, Walter D, Sterr R, Ebner H, Schobersberger W, Burtscher M. Fall-related accidents among hikers in the Austrian Alps: a 9-year retrospective study. <text:span text:style-name="T1">BMJ Open Sport — Exercise Medicine</text:span> (2017) 3: doi: <text:a xlink:type="simple" xlink:href="https://doi.org/10.1136/BMJSEM-2017-000304" text:style-name="Internet_20_link" text:visited-style-name="Visited_20_Internet_20_Link"><text:span text:style-name="Internet_20_link">10.1136/BMJSEM-2017-000304</text:span></text:a></text:p>
      <text:p text:style-name="P2">6. <text:tab/>Faulhaber M, Pocecco E, Posch M, Ruedl G. Accidents during mountain hiking and alpine skiing – epidemiological data from the Austrian alps. <text:span text:style-name="T1">Deutsche Zeitschrift fur Sportmedizin</text:span> (2020) 71:293–299. doi: <text:a xlink:type="simple" xlink:href="https://doi.org/10.5960/DZSM.2020.465" text:style-name="Internet_20_link" text:visited-style-name="Visited_20_Internet_20_Link"><text:span text:style-name="Internet_20_link">10.5960/DZSM.2020.465</text:span></text:a></text:p>
      <text:p text:style-name="P2">7. <text:tab/>American Psychiatric Association. <text:span text:style-name="T1">Diagnostic and Statistical Manual of Mental Disorders</text:span>. American Psychiatric Association (2013). doi: <text:a xlink:type="simple" xlink:href="https://doi.org/10.1176/appi.books.9780890425596" text:style-name="Internet_20_link" text:visited-style-name="Visited_20_Internet_20_Link"><text:span text:style-name="Internet_20_link">10.1176/appi.books.9780890425596</text:span></text:a></text:p>
      <text:p text:style-name="P2">8. <text:tab/>Gagnon-Sanschagrin P, Schein J, Urganus A, Serra E, Liang Y, Musingarimi P, Cloutier M, Guérin A, Davis LL. Identifying individuals with undiagnosed post-traumatic stress disorder in a large United States civilian population – a machine learning approach. <text:span text:style-name="T1">BMC Psychiatry</text:span> (2022) 22:1–11. doi: <text:a xlink:type="simple" xlink:href="https://doi.org/10.1186/S12888-022-04267-6/TABLES/2" text:style-name="Internet_20_link" text:visited-style-name="Visited_20_Internet_20_Link"><text:span text:style-name="Internet_20_link">10.1186/S12888-022-04267-6/TABLES/2</text:span></text:a></text:p>
      <text:p text:style-name="P2">9. <text:tab/>Brady KT, Killeen TK, Lucerini S. Comorbidity of Psychiatric Disorders and Posttraumatic Stress Disorder. <text:span text:style-name="T1">The Primary Care Companion for CNS Disorders</text:span> (2000) 2:3403. <text:a xlink:type="simple" xlink:href="https://www.psychiatrist.com/pcc/trauma/ptsd/comorbidity-psychiatric-disorders-posttraumatic-stress%20https://www.psychiatrist.com/jcp/medical/comorbidity/comorbidity-psychiatric-disorders-posttraumatic-stress-2/" text:style-name="Internet_20_link" text:visited-style-name="Visited_20_Internet_20_Link"><text:span text:style-name="Internet_20_link">https://www.psychiatrist.com/pcc/trauma/ptsd/comorbidity-psychiatric-disorders-posttraumatic-stress https://www.psychiatrist.com/jcp/medical/comorbidity/comorbidity-psychiatric-disorders-posttraumatic-stress-2/</text:span></text:a></text:p>
      <text:p text:style-name="P2">10. <text:tab/>Benjet C, Bromet E, Karam EG, Kessler RC, McLaughlin KA, Ruscio AM, Shahly V, Stein DJ, Petukhova M, Hill E, et al. The epidemiology of traumatic event exposure worldwide: results from the World Mental Health Survey Consortium. <text:span text:style-name="T1">Psychological medicine</text:span> (2016) 46:327–343. doi: <text:a xlink:type="simple" xlink:href="https://doi.org/10.1017/S0033291715001981" text:style-name="Internet_20_link" text:visited-style-name="Visited_20_Internet_20_Link"><text:span text:style-name="Internet_20_link">10.1017/S0033291715001981</text:span></text:a></text:p>
      <text:p text:style-name="P2">11. <text:tab/>Burri A, Maercker A. Differences in prevalence rates of PTSD in various European countries explained by war exposure, other trauma and cultural value orientation. <text:span text:style-name="T1">BMC research notes</text:span> (2014) 7: doi: <text:a xlink:type="simple" xlink:href="https://doi.org/10.1186/1756-0500-7-407" text:style-name="Internet_20_link" text:visited-style-name="Visited_20_Internet_20_Link"><text:span text:style-name="Internet_20_link">10.1186/1756-0500-7-407</text:span></text:a></text:p>
      <text:p text:style-name="P2">12. <text:tab/>Joseph NM, Benedick A, Flanagan CD, Breslin MA, Simpson M, Ragone C, Kalina M, Hendrickson SB, Vallier HA. Prevalence of posttraumatic stress disorder in acute trauma patients. <text:span text:style-name="T1">OTA international : the open access journal of orthopaedic trauma</text:span> (2020) 3:e056. doi: <text:a xlink:type="simple" xlink:href="https://doi.org/10.1097/OI9.0000000000000056" text:style-name="Internet_20_link" text:visited-style-name="Visited_20_Internet_20_Link"><text:span text:style-name="Internet_20_link">10.1097/OI9.0000000000000056</text:span></text:a></text:p>
      <text:p text:style-name="P2">13. <text:tab/>Ziobrowski HN, Kennedy CJ, Ustun B, House SL, Beaudoin FL, An X, Zeng D, Bollen KA, Petukhova M, Sampson NA, et al. Development and Validation of a Model to Predict Posttraumatic Stress Disorder and Major Depression After a Motor Vehicle Collision. <text:span text:style-name="T1">JAMA Psychiatry</text:span> (2021) 78:1228–1237. doi: <text:a xlink:type="simple" xlink:href="https://doi.org/10.1001/JAMAPSYCHIATRY.2021.2427" text:style-name="Internet_20_link" text:visited-style-name="Visited_20_Internet_20_Link"><text:span text:style-name="Internet_20_link">10.1001/JAMAPSYCHIATRY.2021.2427</text:span></text:a></text:p>
      <text:p text:style-name="P2">14. <text:tab/>Papini S, Pisner D, Shumake J, Powers MB, Beevers CG, Rainey EE, Smits JAJ, Warren AM. Ensemble machine learning prediction of posttraumatic stress disorder screening status after emergency room hospitalization. <text:span text:style-name="T1">Journal of anxiety disorders</text:span> (2018) 60:35–42. doi: <text:a xlink:type="simple" xlink:href="https://doi.org/10.1016/J.JANXDIS.2018.10.004" text:style-name="Internet_20_link" text:visited-style-name="Visited_20_Internet_20_Link"><text:span text:style-name="Internet_20_link">10.1016/J.JANXDIS.2018.10.004</text:span></text:a></text:p>
      <text:p text:style-name="P2">15. <text:tab/>Schultebraucks K, Shalev AY, Michopoulos V, Grudzen CR, Shin SM, Stevens JS, Maples-Keller JL, Jovanovic T, Bonanno GA, Rothbaum BO, et al. A validated predictive algorithm of post-<text:soft-page-break/>traumatic stress course following emergency department admission after a traumatic stressor. <text:span text:style-name="T1">Nature medicine</text:span> (2020) 26:1084–1088. doi: <text:a xlink:type="simple" xlink:href="https://doi.org/10.1038/S41591-020-0951-Z" text:style-name="Internet_20_link" text:visited-style-name="Visited_20_Internet_20_Link"><text:span text:style-name="Internet_20_link">10.1038/S41591-020-0951-Z</text:span></text:a></text:p>
      <text:p text:style-name="P2">16. <text:tab/>Wafa MH, Viprey M, Magaud L, Haesebaert J, Leaune E, Poulet E, Bied C, Schott AM. Identification of biopSychoSocial factors predictive of post-traUmatic stress disorder in patients admitted to the Emergency department after a trauma (ISSUE): protocol for a multicenter prospective study. <text:span text:style-name="T1">BMC psychiatry</text:span> (2019) 19: doi: <text:a xlink:type="simple" xlink:href="https://doi.org/10.1186/S12888-019-2154-Z" text:style-name="Internet_20_link" text:visited-style-name="Visited_20_Internet_20_Link"><text:span text:style-name="Internet_20_link">10.1186/S12888-019-2154-Z</text:span></text:a></text:p>
      <text:p text:style-name="P2">17. <text:tab/>Shalev AY, Gevonden M, Ratanatharathorn A, Laska E, Mei WF van der, Qi W, Lowe S, Lai BS, Bryant RA, Delahanty D, et al. Estimating the risk of PTSD in recent trauma survivors: results of the International Consortium to Predict PTSD (ICPP). <text:span text:style-name="T1">World psychiatry : official journal of the World Psychiatric Association (WPA)</text:span> (2019) 18:77–87. doi: <text:a xlink:type="simple" xlink:href="https://doi.org/10.1002/WPS.20608" text:style-name="Internet_20_link" text:visited-style-name="Visited_20_Internet_20_Link"><text:span text:style-name="Internet_20_link">10.1002/WPS.20608</text:span></text:a></text:p>
      <text:p text:style-name="P2">18. <text:tab/>Ahmed AS. Post-traumatic stress disorder, resilience and vulnerability. <text:span text:style-name="T1">Advances in Psychiatric Treatment</text:span> (2007) 13:369–375. doi: <text:a xlink:type="simple" xlink:href="https://doi.org/10.1192/APT.BP.106.003236" text:style-name="Internet_20_link" text:visited-style-name="Visited_20_Internet_20_Link"><text:span text:style-name="Internet_20_link">10.1192/APT.BP.106.003236</text:span></text:a></text:p>
      <text:p text:style-name="P2">19. <text:tab/>Bensimon M. Elaboration on the association between trauma, PTSD and posttraumatic growth: The role of trait resilience. <text:span text:style-name="T1">Personality and Individual Differences</text:span> (2012) 52:782–787. doi: <text:a xlink:type="simple" xlink:href="https://doi.org/10.1016/J.PAID.2012.01.011" text:style-name="Internet_20_link" text:visited-style-name="Visited_20_Internet_20_Link"><text:span text:style-name="Internet_20_link">10.1016/J.PAID.2012.01.011</text:span></text:a></text:p>
      <text:p text:style-name="P2">20. <text:tab/>Tedeschi RG, Calhoun LG. The Posttraumatic Growth Inventory: measuring the positive legacy of trauma. <text:span text:style-name="T1">Journal of traumatic stress</text:span> (1996) 9:455–471. doi: <text:a xlink:type="simple" xlink:href="https://doi.org/10.1007/BF02103658" text:style-name="Internet_20_link" text:visited-style-name="Visited_20_Internet_20_Link"><text:span text:style-name="Internet_20_link">10.1007/BF02103658</text:span></text:a></text:p>
      <text:p text:style-name="P2">21. <text:tab/>Levine SZ, Laufer A, Stein E, Hamama-Raz Y, Solomon Z. Examining the relationship between resilience and posttraumatic growth. <text:span text:style-name="T3">Journal of traumatic stress</text:span><text:span text:style-name="T2"> (2009) 22:282–286. doi: </text:span><text:a xlink:type="simple" xlink:href="https://doi.org/10.1002/JTS.20409" text:style-name="Internet_20_link" text:visited-style-name="Visited_20_Internet_20_Link"><text:span text:style-name="Internet_20_link"><text:span text:style-name="T2">10.1002/JTS.20409</text:span></text:span></text:a></text:p>
      <text:p text:style-name="P2"><text:span text:style-name="T2">22. <text:tab/>Brugger H, Flora G, Falk M. Möglichkeiten der selbstrettung und posttraumatische belastungsstörungen beim lawinenunfall. </text:span><text:span text:style-name="T3">Notarzt</text:span><text:span text:style-name="T2"> (2002) 18:1–4. doi: </text:span><text:a xlink:type="simple" xlink:href="https://doi.org/10.1055/S-2002-20187/ID/13/BIB" text:style-name="Internet_20_link" text:visited-style-name="Visited_20_Internet_20_Link"><text:span text:style-name="Internet_20_link"><text:span text:style-name="T2">10.1055/S-2002-20187/ID/13/BIB</text:span></text:span></text:a></text:p>
      <text:p text:style-name="P2"><text:span text:style-name="T2">23. <text:tab/></text:span>Mikutta C, Schmid JJ, Ehlert U. Resilience and Post-traumatic Stress Disorder in the Swiss Alpine Rescue Association. <text:span text:style-name="T1">Frontiers in psychiatry</text:span> (2022) 13: doi: <text:a xlink:type="simple" xlink:href="https://doi.org/10.3389/FPSYT.2022.780498" text:style-name="Internet_20_link" text:visited-style-name="Visited_20_Internet_20_Link"><text:span text:style-name="Internet_20_link">10.3389/FPSYT.2022.780498</text:span></text:a></text:p>
      <text:p text:style-name="P2">24. <text:tab/>Traber D, Le Barbenchon E, Hot P, Pellissier S. Perspectives about the PTSD prevalence rate in the case of multiple traumatic events exposure among mountain workers. <text:span text:style-name="T1">European Journal of Trauma &amp; Dissociation</text:span> (2020) 4:100109. doi: <text:a xlink:type="simple" xlink:href="https://doi.org/10.1016/J.EJTD.2019.05.002" text:style-name="Internet_20_link" text:visited-style-name="Visited_20_Internet_20_Link"><text:span text:style-name="Internet_20_link">10.1016/J.EJTD.2019.05.002</text:span></text:a></text:p>
      <text:p text:style-name="P2">25. <text:tab/>Léonard C, Charriau-Perret A, Debaty G, Belle L, Ricard C, Sanchez C, Dupré PM, Panoff G, Bougerol T, Viglino D, et al. Survivors of avalanche accidents: posttraumatic stress disorder symptoms and quality of life: a multicentre study. <text:span text:style-name="T1">Scandinavian Journal of Trauma, Resuscitation and Emergency Medicine</text:span> (2021) 29:1–11. doi: <text:a xlink:type="simple" xlink:href="https://doi.org/10.1186/S13049-021-00912-3/FIGURES/2" text:style-name="Internet_20_link" text:visited-style-name="Visited_20_Internet_20_Link"><text:span text:style-name="Internet_20_link">10.1186/S13049-021-00912-3/FIGURES/2</text:span></text:a></text:p>
      <text:p text:style-name="P2">26. <text:tab/>Thordardottir EB, Valdimarsdottir UA, Hansdottir I, Resnick H, Shipherd JC, Gudmundsdottir B. Posttraumatic stress and other health consequences of catastrophic avalanches: A 16-year follow-up of survivors. <text:span text:style-name="T1">Journal of anxiety disorders</text:span> (2015) 32:103–111. doi: <text:a xlink:type="simple" xlink:href="https://doi.org/10.1016/J.JANXDIS.2015.03.005" text:style-name="Internet_20_link" text:visited-style-name="Visited_20_Internet_20_Link"><text:span text:style-name="Internet_20_link">10.1016/J.JANXDIS.2015.03.005</text:span></text:a></text:p>
      <text:p text:style-name="P2">27. <text:tab/>Sommer I, Ehlert U. Adjustment to trauma exposure: Prevalence and predictors of posttraumatic stress disorder symptoms in mountain guides. <text:span text:style-name="T1">Journal of Psychosomatic Research</text:span> (2004) 57:329–335. doi: <text:a xlink:type="simple" xlink:href="https://doi.org/10.1016/j.jpsychores.2004.01.010" text:style-name="Internet_20_link" text:visited-style-name="Visited_20_Internet_20_Link"><text:span text:style-name="Internet_20_link">10.1016/j.jpsychores.2004.01.010</text:span></text:a></text:p>
      <text:p text:style-name="P2">28. <text:tab/>Bovin MJ, Marx BP, Weathers FW, Gallagher MW, Rodriguez P, Schnurr PP, Keane TM. Psychometric properties of the PTSD Checklist for Diagnostic and Statistical Manual of Mental Disorders-Fifth Edition (PCL-5) in veterans. <text:span text:style-name="T1">Psychological assessment</text:span> (2016) 28:1379–1391. doi: <text:a xlink:type="simple" xlink:href="https://doi.org/10.1037/PAS0000254" text:style-name="Internet_20_link" text:visited-style-name="Visited_20_Internet_20_Link"><text:span text:style-name="Internet_20_link">10.1037/PAS0000254</text:span></text:a></text:p>
      <text:p text:style-name="P2">29. <text:tab/>Spitzer RL, Kroenke K, Williams JBW, Löwe B. A Brief Measure for Assessing Generalized Anxiety Disorder: The GAD-7. <text:span text:style-name="T3">Archives of Internal Medicine</text:span><text:span text:style-name="T2"> (2006) 166:1092–1097. doi: </text:span><text:a xlink:type="simple" xlink:href="https://doi.org/10.1001/ARCHINTE.166.10.1092" text:style-name="Internet_20_link" text:visited-style-name="Visited_20_Internet_20_Link"><text:span text:style-name="Internet_20_link"><text:span text:style-name="T2">10.1001/ARCHINTE.166.10.1092</text:span></text:span></text:a></text:p>
      <text:p text:style-name="P2"><text:span text:style-name="T2">30. <text:tab/>Gräfe K, Zipfel S, Herzog W, Löwe B. Screening psychischer störungen mit dem "Gesundheitsfragebogen für Patienten (PHQ-D)". Ergebnisse der Deutschen validierungsstudie. </text:span><text:span text:style-name="T3">Diagnostica</text:span><text:span text:style-name="T2"> (2004) 50:171–181. doi: </text:span><text:a xlink:type="simple" xlink:href="https://doi.org/10.1026/0012-1924.50.4.171" text:style-name="Internet_20_link" text:visited-style-name="Visited_20_Internet_20_Link"><text:span text:style-name="Internet_20_link"><text:span text:style-name="T2">10.1026/0012-1924.50.4.171</text:span></text:span></text:a></text:p>
      <text:p text:style-name="P2"><text:span text:style-name="T2">31. <text:tab/>Kroenke K, Spitzer RL, Williams JBW. </text:span>The PHQ-15: validity of a new measure for evaluating the severity of somatic symptoms. <text:span text:style-name="T3">Psychosomatic medicine</text:span><text:span text:style-name="T2"> (2002) 64:258–266. doi: </text:span><text:a xlink:type="simple" xlink:href="https://doi.org/10.1097/00006842-200203000-00008" text:style-name="Internet_20_link" text:visited-style-name="Visited_20_Internet_20_Link"><text:span text:style-name="Internet_20_link"><text:span text:style-name="T2">10.1097/00006842-200203000-00008</text:span></text:span></text:a></text:p>
      <text:p text:style-name="P2"><text:soft-page-break/><text:span text:style-name="T2">32. <text:tab/>Leppert K, Koch B, Brähler E, Und BS-KD, 2008 U. Die Resilienzskala (RS)–Überprüfung der Langform RS-25 und einer Kurzform RS-13. </text:span><text:span text:style-name="T3">Klinische Diagnostik und Evaluation</text:span><text:span text:style-name="T2"> (2008) 1:226–243. </text:span><text:a xlink:type="simple" xlink:href="https://www.academia.edu/download/44388154/A_406.pdf" text:style-name="Internet_20_link" text:visited-style-name="Visited_20_Internet_20_Link"><text:span text:style-name="Internet_20_link"><text:span text:style-name="T2">https://www.academia.edu/download/44388154/A_406.pdf</text:span></text:span></text:a></text:p>
      <text:p text:style-name="P2"><text:span text:style-name="T2">33. <text:tab/>Schumacher J, Wilz G, Gunzelmann T, Brähler E. Die sense of coherence scale von antonovsky: Teststatische überprüfung in einer repräsentativen bevölkerungsstichprobe und konstruktion einer kurzskala. </text:span><text:span text:style-name="T1">PPmP Psychotherapie Psychosomatik Medizinische Psychologie</text:span> (2000) 50:472–482. doi: <text:a xlink:type="simple" xlink:href="https://doi.org/10.1055/s-2000-9207" text:style-name="Internet_20_link" text:visited-style-name="Visited_20_Internet_20_Link"><text:span text:style-name="Internet_20_link">10.1055/s-2000-9207</text:span></text:a></text:p>
      <text:p text:style-name="P2">34. <text:tab/>Schmidt S, Mühlan H, Power M. The EUROHIS-QOL 8-item index: psychometric results of a cross-cultural field study. <text:span text:style-name="T1">European Journal of Public Health</text:span> (2006) 16:420–428. doi: <text:a xlink:type="simple" xlink:href="https://doi.org/10.1093/EURPUB/CKI155" text:style-name="Internet_20_link" text:visited-style-name="Visited_20_Internet_20_Link"><text:span text:style-name="Internet_20_link">10.1093/EURPUB/CKI155</text:span></text:a></text:p>
      <text:p text:style-name="P2">35. <text:tab/>McDonald RP. <text:span text:style-name="T1">Test theory: A unified treatment</text:span>. 1st Editio. New Yor: Psychology Press (1999). doi: <text:a xlink:type="simple" xlink:href="https://doi.org/10.4324/9781410601087" text:style-name="Internet_20_link" text:visited-style-name="Visited_20_Internet_20_Link"><text:span text:style-name="Internet_20_link">10.4324/9781410601087</text:span></text:a></text:p>
      <text:p text:style-name="P2">36. <text:tab/>Manea L, Gilbody S, McMillan D. Optimal cut-off score for diagnosing depression with the Patient Health Questionnaire (PHQ-9): A meta-analysis. <text:span text:style-name="T1">CMAJ</text:span> (2012) 184:E191. doi: <text:a xlink:type="simple" xlink:href="https://doi.org/10.1503/CMAJ.110829/-/DC1" text:style-name="Internet_20_link" text:visited-style-name="Visited_20_Internet_20_Link"><text:span text:style-name="Internet_20_link">10.1503/CMAJ.110829/-/DC1</text:span></text:a></text:p>
      <text:p text:style-name="P2"><text:span text:style-name="T4">37. <text:tab/></text:span><text:span text:style-name="T2">Maercker A, Bromberger F. Checklisten und Fragebogen zur Erfassung traumatischer Ereignisse in deutscher Sprache. </text:span><text:span text:style-name="T6">Trierer Psychologische Berichte</text:span><text:span text:style-name="T5"> (2005) 32:</text:span><text:bookmark text:name="ref-Maercker2005"/></text:p>
      <text:p text:style-name="P2"><text:span text:style-name="T5">38. <text:tab/></text:span>O’Brien CP. The CAGE Questionnaire for Detection of Alcoholism. <text:span text:style-name="T1">JAMA</text:span> (2008) 300:2054–2056. doi: <text:a xlink:type="simple" xlink:href="https://doi.org/10.1001/JAMA.2008.570" text:style-name="Internet_20_link" text:visited-style-name="Visited_20_Internet_20_Link"><text:span text:style-name="Internet_20_link">10.1001/JAMA.2008.570</text:span></text:a></text:p>
      <text:p text:style-name="P2">39. <text:tab/>Gennarelli TA, Wodzin E. AIS 2005: A contemporary injury scale. <text:span text:style-name="T1">Injury</text:span> (2006) 37:1083–1091. doi: <text:a xlink:type="simple" xlink:href="https://doi.org/10.1016/j.injury.2006.07.009" text:style-name="Internet_20_link" text:visited-style-name="Visited_20_Internet_20_Link"><text:span text:style-name="Internet_20_link">10.1016/j.injury.2006.07.009</text:span></text:a></text:p>
      <text:p text:style-name="P2">40. <text:tab/>Kassambara A, Mundt F. factoextra: Extract and Visualize the Results of Multivariate Data Analyses. (2020) <text:a xlink:type="simple" xlink:href="https://cran.r-project.org/web/packages/factoextra/index.html" text:style-name="Internet_20_link" text:visited-style-name="Visited_20_Internet_20_Link"><text:span text:style-name="Internet_20_link">https://cran.r-project.org/web/packages/factoextra/index.html</text:span></text:a></text:p>
      <text:p text:style-name="P2">41. <text:tab/>Kassambara A. rstatix: Pipe-Friendly Framework for Basic Statistical Tests. (2021) <text:a xlink:type="simple" xlink:href="https://cran.r-project.org/package=rstatix" text:style-name="Internet_20_link" text:visited-style-name="Visited_20_Internet_20_Link"><text:span text:style-name="Internet_20_link">https://cran.r-project.org/package=rstatix</text:span></text:a></text:p>
      <text:p text:style-name="P2">42. <text:tab/>Drost H-G. Philentropy: Information Theory and Distance Quantification with R. <text:span text:style-name="T1">Journal of Open Source Software</text:span> (2018) 3:765. doi: <text:a xlink:type="simple" xlink:href="https://doi.org/10.21105/joss.00765" text:style-name="Internet_20_link" text:visited-style-name="Visited_20_Internet_20_Link"><text:span text:style-name="Internet_20_link">10.21105/joss.00765</text:span></text:a></text:p>
      <text:p text:style-name="P2">43. <text:tab/>Schubert E, Rousseeuw PJ. Faster k-Medoids Clustering: Improving the PAM, CLARA, and CLARANS Algorithms. <text:span text:style-name="T1">Lecture notes in computer science (including subseries lecture notes in artificial intelligence and lecture notes in bioinformatics)</text:span>. Springer (2019). p. 171–187 doi: <text:a xlink:type="simple" xlink:href="https://doi.org/10.1007/978-3-030-32047-8_16" text:style-name="Internet_20_link" text:visited-style-name="Visited_20_Internet_20_Link"><text:span text:style-name="Internet_20_link">10.1007/978-3-030-32047-8_16</text:span></text:a></text:p>
      <text:p text:style-name="P2">44. <text:tab/>Rousseeuw PJ. Silhouettes: A graphical aid to the interpretation and validation of cluster analysis. <text:span text:style-name="T1">Journal of Computational and Applied Mathematics</text:span> (1987) 20:53–65. doi: <text:a xlink:type="simple" xlink:href="https://doi.org/10.1016/0377-0427(87)90125-7" text:style-name="Internet_20_link" text:visited-style-name="Visited_20_Internet_20_Link"><text:span text:style-name="Internet_20_link">10.1016/0377-0427(87)90125-7</text:span></text:a></text:p>
      <text:p text:style-name="P2">45. <text:tab/>Lange T, Roth V, Braun ML, Buhmann JM. Stability-based validation of clustering solutions. <text:span text:style-name="T1">Neural Computation</text:span> (2004) 16:1299–1323. doi: <text:a xlink:type="simple" xlink:href="https://doi.org/10.1162/089976604773717621" text:style-name="Internet_20_link" text:visited-style-name="Visited_20_Internet_20_Link"><text:span text:style-name="Internet_20_link">10.1162/089976604773717621</text:span></text:a></text:p>
      <text:p text:style-name="P2">46. <text:tab/>Wright MN, Ziegler A. ranger: A Fast Implementation of Random Forests for High Dimensional Data in C++ and R. <text:span text:style-name="T1">Journal of Statistical Software</text:span> (2017) 77:1–17. doi: <text:a xlink:type="simple" xlink:href="https://doi.org/10.18637/JSS.V077.I01" text:style-name="Internet_20_link" text:visited-style-name="Visited_20_Internet_20_Link"><text:span text:style-name="Internet_20_link">10.18637/JSS.V077.I01</text:span></text:a></text:p>
      <text:p text:style-name="P2">47. <text:tab/>Breiman L. Random forests. <text:span text:style-name="T1">Machine Learning</text:span> (2001) 45:5–32. doi: <text:a xlink:type="simple" xlink:href="https://doi.org/10.1023/A:1010933404324" text:style-name="Internet_20_link" text:visited-style-name="Visited_20_Internet_20_Link"><text:span text:style-name="Internet_20_link">10.1023/A:1010933404324</text:span></text:a></text:p>
      <text:p text:style-name="P2">48. <text:tab/>Ripley BD. <text:span text:style-name="T1">Pattern recognition and neural networks</text:span>. Cambridge University Press (2014). doi: <text:a xlink:type="simple" xlink:href="https://doi.org/10.1017/CBO9780511812651" text:style-name="Internet_20_link" text:visited-style-name="Visited_20_Internet_20_Link"><text:span text:style-name="Internet_20_link">10.1017/CBO9780511812651</text:span></text:a></text:p>
      <text:p text:style-name="P2">49. <text:tab/>Karatzoglou A, Hornik K, Smola A, Zeileis A. kernlab - An S4 Package for Kernel Methods in R. <text:span text:style-name="T1">Journal of Statistical Software</text:span> (2004) 11:1–20. doi: <text:a xlink:type="simple" xlink:href="https://doi.org/10.18637/JSS.V011.I09" text:style-name="Internet_20_link" text:visited-style-name="Visited_20_Internet_20_Link"><text:span text:style-name="Internet_20_link">10.18637/JSS.V011.I09</text:span></text:a></text:p>
      <text:p text:style-name="P2">50. <text:tab/>Weston J, Watkins C. Multi-Class Support Vector Machines. (1998)<text:bookmark text:name="ref-Weston1998"/></text:p>
      <text:p text:style-name="P2">51. <text:tab/>Therneau TM, Atkinson B, Ripley BD. rpart: Recursive Partitioning and Regression Trees. (2022) <text:a xlink:type="simple" xlink:href="https://cran.r-project.org/web/packages/rpart/index.html" text:style-name="Internet_20_link" text:visited-style-name="Visited_20_Internet_20_Link"><text:span text:style-name="Internet_20_link">https://cran.r-project.org/web/packages/rpart/index.html</text:span></text:a></text:p>
      <text:p text:style-name="P2">52. <text:tab/>Breiman L, Friedman JH, Olshen RA, Stone CJ. Classification and regression trees. <text:span text:style-name="T1">Classification and Regression Trees</text:span> (2017)1–358. doi: <text:a xlink:type="simple" xlink:href="https://doi.org/10.1201/9781315139470/CLASSIFICATION-REGRESSION-TREES-LEO-BREIMAN" text:style-name="Internet_20_link" text:visited-style-name="Visited_20_Internet_20_Link"><text:span text:style-name="Internet_20_link">10.1201/9781315139470/CLASSIFICATION-REGRESSION-TREES-LEO-BREIMAN</text:span></text:a></text:p>
      <text:p text:style-name="P2"><text:soft-page-break/>53. <text:tab/>Zou H, Hastie T. Regularization and variable selection via the elastic net. <text:span text:style-name="T1">Journal of the Royal Statistical Society Series B: Statistical Methodology</text:span> (2005) 67:301–320. doi: <text:a xlink:type="simple" xlink:href="https://doi.org/10.1111/j.1467-9868.2005.00503.x" text:style-name="Internet_20_link" text:visited-style-name="Visited_20_Internet_20_Link"><text:span text:style-name="Internet_20_link">10.1111/j.1467-9868.2005.00503.x</text:span></text:a></text:p>
      <text:p text:style-name="P2">54. <text:tab/>Friedman J, Hastie T, Tibshirani R. Regularization paths for generalized linear models via coordinate descent. <text:span text:style-name="T1">Journal of Statistical Software</text:span> (2010) 33:1–22. doi: <text:a xlink:type="simple" xlink:href="https://doi.org/10.18637/jss.v033.i01" text:style-name="Internet_20_link" text:visited-style-name="Visited_20_Internet_20_Link"><text:span text:style-name="Internet_20_link">10.18637/jss.v033.i01</text:span></text:a></text:p>
      <text:p text:style-name="P2">55. <text:tab/>Hothorn T, Hornik K, Zeileis A. Unbiased recursive partitioning: A conditional inference framework. <text:span text:style-name="T1">Journal of Computational and Graphical Statistics</text:span> (2006) 15:651–674. doi: <text:a xlink:type="simple" xlink:href="https://doi.org/10.1198/106186006X133933" text:style-name="Internet_20_link" text:visited-style-name="Visited_20_Internet_20_Link"><text:span text:style-name="Internet_20_link">10.1198/106186006X133933</text:span></text:a></text:p>
      <text:p text:style-name="P2">56. <text:tab/>Strobl C, Boulesteix AL, Zeileis A, Hothorn T. Bias in random forest variable importance measures: Illustrations, sources and a solution. <text:span text:style-name="T1">BMC Bioinformatics</text:span> (2007) 8:1–21. doi: <text:a xlink:type="simple" xlink:href="https://doi.org/10.1186/1471-2105-8-25/FIGURES/11" text:style-name="Internet_20_link" text:visited-style-name="Visited_20_Internet_20_Link"><text:span text:style-name="Internet_20_link">10.1186/1471-2105-8-25/FIGURES/11</text:span></text:a></text:p>
      <text:p text:style-name="P2">57. <text:tab/>Hothorn T, Hornik K, Strobl C, Zeileis A. party: A Laboratory for Recursive Partytioning. (2022) <text:a xlink:type="simple" xlink:href="https://cran.r-project.org/web/packages/party/index.html" text:style-name="Internet_20_link" text:visited-style-name="Visited_20_Internet_20_Link"><text:span text:style-name="Internet_20_link">https://cran.r-project.org/web/packages/party/index.html</text:span></text:a></text:p>
      <text:p text:style-name="P2">58. <text:tab/>Cohen J. A Coefficient of Agreement for Nominal Scales. <text:span text:style-name="T1">Educational and Psychological Measurement</text:span> (1960) 20:37–46. doi: <text:a xlink:type="simple" xlink:href="https://doi.org/10.1177/001316446002000104" text:style-name="Internet_20_link" text:visited-style-name="Visited_20_Internet_20_Link"><text:span text:style-name="Internet_20_link">10.1177/001316446002000104</text:span></text:a></text:p>
      <text:p text:style-name="P2">59. <text:tab/>Brier GW. VERIFICATION OF FORECASTS EXPRESSED IN TERMS OF PROBABILITY. <text:span text:style-name="T1">Monthly Weather Review</text:span> (1950) 78:1–3. doi: <text:a xlink:type="simple" xlink:href="https://doi.org/10.1175/1520-0493(1950)078%3c0001:vofeit%3e2.0.co;2" text:style-name="Internet_20_link" text:visited-style-name="Visited_20_Internet_20_Link"><text:span text:style-name="Internet_20_link">10.1175/1520-0493(1950)078&lt;0001:vofeit&gt;2.0.co;2</text:span></text:a></text:p>
      <text:p text:style-name="P2">60. <text:tab/>Kuhn M. Building predictive models in R using the caret package. <text:span text:style-name="T1">Journal of Statistical Software</text:span> (2008) 28:1–26. doi: <text:a xlink:type="simple" xlink:href="https://doi.org/10.18637/jss.v028.i05" text:style-name="Internet_20_link" text:visited-style-name="Visited_20_Internet_20_Link"><text:span text:style-name="Internet_20_link">10.18637/jss.v028.i05</text:span></text:a></text:p>
      <text:p text:style-name="P2">61. <text:tab/>PTSD. How Common is PTSD in Adults? - PTSD: National Center for PTSD. (2023) <text:a xlink:type="simple" xlink:href="https://www.ptsd.va.gov/understand/common/common_adults.asp#:$sim$:text=About 6 out of every,criteria for PTSD after treatment" text:style-name="Internet_20_link" text:visited-style-name="Visited_20_Internet_20_Link"><text:span text:style-name="Internet_20_link">https://www.ptsd.va.gov/understand/common/common_adults.asp#:$\sim$:text=About 6 out of every,criteria for PTSD after treatment</text:span></text:a> [Accessed August 24, 2023]</text:p>
      <text:p text:style-name="P2"><text:span text:style-name="T2">62. <text:tab/>Trautmann S, Wittchen H-U. </text:span>Trauma and PTSD in Europe. <text:span text:style-name="T1">Case Studies in Clinical Psychological Science: Bridging the Gap from Science to Practice</text:span> (2018)1–7. doi: <text:a xlink:type="simple" xlink:href="https://doi.org/10.1093/MED/9780190259440.003.0008" text:style-name="Internet_20_link" text:visited-style-name="Visited_20_Internet_20_Link"><text:span text:style-name="Internet_20_link">10.1093/MED/9780190259440.003.0008</text:span></text:a></text:p>
      <text:p text:style-name="P2">63. <text:tab/>Berger W, Coutinho ESF, Figueira I, Marques-Portella C, Luz MP, Neylan TC, Marmar CR, Mendlowicz MV. Rescuers at risk: a systematic review and meta-regression analysis of the worldwide current prevalence and correlates of PTSD in rescue workers. <text:span text:style-name="T1">Social psychiatry and psychiatric epidemiology</text:span> (2012) 47:1001–1011. doi: <text:a xlink:type="simple" xlink:href="https://doi.org/10.1007/S00127-011-0408-2" text:style-name="Internet_20_link" text:visited-style-name="Visited_20_Internet_20_Link"><text:span text:style-name="Internet_20_link">10.1007/S00127-011-0408-2</text:span></text:a></text:p>
      <text:p text:style-name="P2">64. <text:tab/>Humer E, Schaffler Y, Jesser A, Probst T, Pieh C. Mental health in the Austrian general population during COVID-19: Cross-sectional study on the association with sociodemographic factors. <text:span text:style-name="T1">Frontiers in Psychiatry</text:span> (2022) 13: doi: <text:a xlink:type="simple" xlink:href="https://doi.org/10.3389/FPSYT.2022.943303/FULL" text:style-name="Internet_20_link" text:visited-style-name="Visited_20_Internet_20_Link"><text:span text:style-name="Internet_20_link">10.3389/FPSYT.2022.943303/FULL</text:span></text:a></text:p>
      <text:p text:style-name="P2">65. <text:tab/>Bryant RA. Post-traumatic stress disorder: a state-of-the-art review of evidence and challenges. <text:span text:style-name="T1">World psychiatry : official journal of the World Psychiatric Association (WPA)</text:span> (2019) 18:259–269. doi: <text:a xlink:type="simple" xlink:href="https://doi.org/10.1002/WPS.20656" text:style-name="Internet_20_link" text:visited-style-name="Visited_20_Internet_20_Link"><text:span text:style-name="Internet_20_link">10.1002/WPS.20656</text:span></text:a></text:p>
      <text:p text:style-name="P2">66. <text:tab/>Carbone JT, Holzer KJ, Vaughn MG. Posttraumatic Stress Disorder Among Low-Income Adolescents Experiencing Family-Neighborhood Income Disparities. <text:span text:style-name="T1">Journal of traumatic stress</text:span> (2019) 32:899–907. doi: <text:a xlink:type="simple" xlink:href="https://doi.org/10.1002/JTS.22452" text:style-name="Internet_20_link" text:visited-style-name="Visited_20_Internet_20_Link"><text:span text:style-name="Internet_20_link">10.1002/JTS.22452</text:span></text:a></text:p>
      <text:p text:style-name="P2">67. <text:tab/>Baecher K, Kangas M, Taylor A, O’Donnell ML, Bryant RA, Silove D, McFarlane AC, Wade D. The role of site and severity of injury as predictors of mental health outcomes following traumatic injury. <text:span text:style-name="T1">Stress and health : journal of the International Society for the Investigation of Stress</text:span> (2018) 34:545–551. doi: <text:a xlink:type="simple" xlink:href="https://doi.org/10.1002/SMI.2815" text:style-name="Internet_20_link" text:visited-style-name="Visited_20_Internet_20_Link"><text:span text:style-name="Internet_20_link">10.1002/SMI.2815</text:span></text:a></text:p>
      <text:p text:style-name="P2">68. <text:tab/>Blanchard EB, Hickling EJ, Mitnick N, Taylor AE, Loos WR, Buckley TC. The impact of severity of physical injury and perception of life threat in the development of post-traumatic stress disorder in motor vehicle accident victims. <text:span text:style-name="T1">Behaviour Research and Therapy</text:span> (1995) 33:529–534. doi: <text:a xlink:type="simple" xlink:href="https://doi.org/10.1016/0005-7967(94)00079-Y" text:style-name="Internet_20_link" text:visited-style-name="Visited_20_Internet_20_Link"><text:span text:style-name="Internet_20_link">10.1016/0005-7967(94)00079-Y</text:span></text:a></text:p>
      <text:p text:style-name="P2">69. <text:tab/>Galatzer-Levy IR, Karstoft KI, Statnikov A, Shalev AY. Quantitative Forecasting of PTSD from Early Trauma Responses: A Machine Learning Application. <text:span text:style-name="T1">Journal of psychiatric research</text:span> (2014) 59:68. doi: <text:a xlink:type="simple" xlink:href="https://doi.org/10.1016/J.JPSYCHIRES.2014.08.017" text:style-name="Internet_20_link" text:visited-style-name="Visited_20_Internet_20_Link"><text:span text:style-name="Internet_20_link">10.1016/J.JPSYCHIRES.2014.08.017</text:span></text:a></text:p>
      <text:p text:style-name="P1"><text:soft-page-break/>70. <text:tab/>Gabert-Quillen CA, Fallon W, Delahanty DL. PTSD after Traumatic Injury: An Investigation of the Impact of Injury Severity and Peritraumatic Moderators. <text:span text:style-name="T1">https://doiorg/101177/1359105310386823</text:span> (2011) 16:678–687. doi: <text:a xlink:type="simple" xlink:href="https://doi.org/10.1177/1359105310386823" text:style-name="Internet_20_link" text:visited-style-name="Visited_20_Internet_20_Link"><text:span text:style-name="Internet_20_link">10.1177/1359105310386823</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ibliography" style:family="paragraph" style:parent-style-name="Standard" style:default-outline-level=""/>
    <style:style style:name="Default_20_Paragraph_20_Font" style:display-name="Default Paragraph Font" style:family="text"/>
    <style:style style:name="Beschriftung_20_Zchn" style:display-name="Beschriftung Zchn" style:family="text" style:parent-style-name="Default_20_Paragraph_20_Font"/>
    <style:style style:name="Internet_20_link" style:display-name="Internet link" style:family="text" style:parent-style-name="Beschriftung_20_Zchn">
      <style:text-properties fo:color="#4f81bd"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6T16:09:19.610000000</meta:creation-date>
    <dc:date>2024-02-26T16:10:03.976000000</dc:date>
    <meta:editing-duration>PT44S</meta:editing-duration>
    <meta:editing-cycles>1</meta:editing-cycles>
    <meta:generator>LibreOffice/7.0.5.2$Windows_X86_64 LibreOffice_project/64390860c6cd0aca4beafafcfd84613dd9dfb63a</meta:generator>
    <meta:document-statistic meta:table-count="0" meta:image-count="0" meta:object-count="0" meta:page-count="5" meta:paragraph-count="70" meta:word-count="2067" meta:character-count="15872" meta:non-whitespace-character-count="13848"/>
  </office:meta>
</office:document-meta>
</file>